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Rounded A" svg:font-family="'Gotham Rounded A', 'Gotham Rounded B', 'Gotham Rounded', 'Helvetica Neue', Helvetica, Arial, sans-serif, 'Helvetica Neue', Helvetica, Roboto, Arial, sans-serif"/>
    <style:font-face style:name="Open Sans" svg:font-family="'Open Sans', arial, x-locale-body, sans-serif"/>
    <style:font-face style:name="Roboto" svg:font-family="Roboto, sans-serif"/>
    <style:font-face style:name="Ubuntu" svg:font-family="Ubuntu, Tahoma, sans-serif"/>
    <style:font-face style:name="Verdana" svg:font-family="Verdana, sans-serif"/>
    <style:font-face style:name="Whitney SSm A" svg:font-family="'Whitney SSm A', 'Whitney SSm B', Lato, 'Lucida Grande', 'Lucida Sans Unicode', Tahoma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inherit"/>
    </style:style>
    <style:style style:name="P2" style:family="paragraph" style:parent-style-name="Text_20_body">
      <style:text-properties style:font-name="inherit" officeooo:rsid="000822a2" officeooo:paragraph-rsid="000822a2"/>
    </style:style>
    <style:style style:name="P3" style:family="paragraph" style:parent-style-name="Text_20_body">
      <style:text-properties style:font-name="inherit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inherit" officeooo:rsid="000a10cf" officeooo:paragraph-rsid="000a10cf"/>
    </style:style>
    <style:style style:name="P5" style:family="paragraph" style:parent-style-name="Text_20_body">
      <style:text-properties style:font-name="inherit" officeooo:rsid="000a15d1" officeooo:paragraph-rsid="000a15d1"/>
    </style:style>
    <style:style style:name="P6" style:family="paragraph" style:parent-style-name="Text_20_body">
      <style:text-properties style:font-name="inherit" fo:font-weight="bold" style:font-weight-asian="bold" style:font-weight-complex="bold"/>
    </style:style>
    <style:style style:name="P7" style:family="paragraph" style:parent-style-name="Text_20_body">
      <style:text-properties style:font-name="inherit" fo:font-weight="bold" officeooo:rsid="000a15d1" officeooo:paragraph-rsid="000a15d1" style:font-weight-asian="bold" style:font-weight-complex="bold"/>
    </style:style>
    <style:style style:name="P8" style:family="paragraph" style:parent-style-name="Text_20_body">
      <style:text-properties style:font-name="inherit" fo:font-weight="bold" officeooo:rsid="000bf2d1" officeooo:paragraph-rsid="000bf2d1" style:font-weight-asian="bold" style:font-weight-complex="bold"/>
    </style:style>
    <style:style style:name="P9" style:family="paragraph" style:parent-style-name="Text_20_body">
      <style:text-properties style:font-name="inherit" fo:font-weight="bold" officeooo:rsid="000f0ec8" officeooo:paragraph-rsid="000f0ec8" style:font-weight-asian="bold" style:font-weight-complex="bold"/>
    </style:style>
    <style:style style:name="P10" style:family="paragraph" style:parent-style-name="Text_20_body">
      <style:text-properties style:font-name="inherit" fo:font-weight="bold" officeooo:rsid="000f86bd" officeooo:paragraph-rsid="000f86bd" style:font-weight-asian="bold" style:font-weight-complex="bold"/>
    </style:style>
    <style:style style:name="P11" style:family="paragraph" style:parent-style-name="Text_20_body">
      <style:text-properties style:font-name="inherit" fo:font-weight="bold" officeooo:rsid="001101bd" officeooo:paragraph-rsid="001101bd" style:font-weight-asian="bold" style:font-weight-complex="bold"/>
    </style:style>
    <style:style style:name="P12" style:family="paragraph" style:parent-style-name="Text_20_body">
      <style:text-properties style:font-name="inherit" fo:font-weight="bold" officeooo:rsid="0017bc2b" officeooo:paragraph-rsid="0017bc2b" style:font-weight-asian="bold" style:font-weight-complex="bold"/>
    </style:style>
    <style:style style:name="P13" style:family="paragraph" style:parent-style-name="Text_20_body">
      <style:text-properties style:font-name="inherit" fo:font-weight="bold" officeooo:rsid="001aa17b" officeooo:paragraph-rsid="001aa17b" style:font-weight-asian="bold" style:font-weight-complex="bold"/>
    </style:style>
    <style:style style:name="P14" style:family="paragraph" style:parent-style-name="Text_20_body">
      <style:text-properties style:font-name="inherit" fo:font-weight="normal" officeooo:rsid="000a15d1" officeooo:paragraph-rsid="000a15d1" style:font-weight-asian="normal" style:font-weight-complex="normal"/>
    </style:style>
    <style:style style:name="P15" style:family="paragraph" style:parent-style-name="Text_20_body">
      <style:text-properties style:font-name="inherit" fo:font-weight="normal" officeooo:rsid="000abb7a" officeooo:paragraph-rsid="000abb7a" style:font-weight-asian="normal" style:font-weight-complex="normal"/>
    </style:style>
    <style:style style:name="P16" style:family="paragraph" style:parent-style-name="Text_20_body">
      <style:text-properties style:font-name="inherit" fo:font-weight="normal" officeooo:rsid="000dacf2" officeooo:paragraph-rsid="000dacf2" style:font-weight-asian="normal" style:font-weight-complex="normal"/>
    </style:style>
    <style:style style:name="P17" style:family="paragraph" style:parent-style-name="Text_20_body">
      <style:text-properties style:font-name="inherit" fo:font-weight="normal" officeooo:rsid="000f86bd" officeooo:paragraph-rsid="000f86bd" style:font-weight-asian="normal" style:font-weight-complex="normal"/>
    </style:style>
    <style:style style:name="P18" style:family="paragraph" style:parent-style-name="Text_20_body">
      <style:text-properties style:font-name="inherit" fo:font-weight="normal" officeooo:rsid="001101bd" officeooo:paragraph-rsid="001101bd" style:font-weight-asian="normal" style:font-weight-complex="normal"/>
    </style:style>
    <style:style style:name="P19" style:family="paragraph" style:parent-style-name="Text_20_body">
      <style:text-properties style:font-name="inherit" fo:font-weight="normal" officeooo:rsid="0017bc2b" officeooo:paragraph-rsid="0017bc2b" style:font-weight-asian="normal" style:font-weight-complex="normal"/>
    </style:style>
    <style:style style:name="P20" style:family="paragraph" style:parent-style-name="Text_20_body">
      <style:text-properties style:font-name="inherit" fo:font-weight="normal" officeooo:rsid="001aa17b" officeooo:paragraph-rsid="001aa17b" style:font-weight-asian="normal" style:font-weight-complex="normal"/>
    </style:style>
    <style:style style:name="P21" style:family="paragraph" style:parent-style-name="Text_20_body">
      <style:text-properties style:font-name="inherit" officeooo:rsid="000adc8b" officeooo:paragraph-rsid="000adc8b"/>
    </style:style>
    <style:style style:name="P22" style:family="paragraph" style:parent-style-name="Text_20_body">
      <style:text-properties style:font-name="inherit" officeooo:paragraph-rsid="000adc8b"/>
    </style:style>
    <style:style style:name="P23" style:family="paragraph" style:parent-style-name="Text_20_body">
      <style:text-properties style:font-name="inherit" officeooo:rsid="000f86bd" officeooo:paragraph-rsid="000f86bd"/>
    </style:style>
    <style:style style:name="P24" style:family="paragraph" style:parent-style-name="Text_20_body">
      <style:text-properties fo:font-weight="bold" officeooo:rsid="000a15d1" officeooo:paragraph-rsid="000a15d1" style:font-weight-asian="bold" style:font-weight-complex="bold"/>
    </style:style>
    <style:style style:name="P25" style:family="paragraph" style:parent-style-name="Text_20_body">
      <style:text-properties fo:font-weight="normal" officeooo:rsid="000a15d1" officeooo:paragraph-rsid="000a15d1" style:font-weight-asian="normal" style:font-weight-complex="normal"/>
    </style:style>
    <style:style style:name="P26" style:family="paragraph" style:parent-style-name="Text_20_body">
      <style:text-properties officeooo:paragraph-rsid="0028e86f"/>
    </style:style>
    <style:style style:name="P27" style:family="paragraph" style:parent-style-name="Text_20_body">
      <style:text-properties officeooo:paragraph-rsid="002d7c40"/>
    </style:style>
    <style:style style:name="T1" style:family="text">
      <style:text-properties fo:font-weight="bold" officeooo:rsid="000adc8b" style:font-weight-asian="bold" style:font-weight-complex="bold"/>
    </style:style>
    <style:style style:name="T2" style:family="text">
      <style:text-properties fo:font-variant="normal" fo:text-transform="none" fo:color="#000000" style:font-name="inherit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63238" style:font-name="Roboto" fo:font-size="9.75pt" fo:letter-spacing="normal" fo:font-style="normal" fo:font-weight="normal" officeooo:rsid="001101bd" style:font-weight-asian="normal" style:font-weight-complex="normal"/>
    </style:style>
    <style:style style:name="T5" style:family="text">
      <style:text-properties style:font-name="inherit"/>
    </style:style>
    <style:style style:name="T6" style:family="text">
      <style:text-properties style:font-name="inherit" officeooo:rsid="000adc8b"/>
    </style:style>
    <style:style style:name="T7" style:family="text">
      <style:text-properties style:font-name="inherit" officeooo:rsid="000bf2d1"/>
    </style:style>
    <style:style style:name="T8" style:family="text">
      <style:text-properties style:font-name="inherit" officeooo:rsid="000f0ec8"/>
    </style:style>
    <style:style style:name="T9" style:family="text">
      <style:text-properties style:font-name="inherit" fo:font-weight="bold" style:font-weight-asian="bold" style:font-weight-complex="bold"/>
    </style:style>
    <style:style style:name="T10" style:family="text">
      <style:text-properties style:font-name="inherit" officeooo:rsid="0028e86f"/>
    </style:style>
    <style:style style:name="T11" style:family="text">
      <style:text-properties style:font-name="inherit" officeooo:rsid="002d7c40"/>
    </style:style>
    <style:style style:name="T12" style:family="text">
      <style:text-properties officeooo:rsid="001eb4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Floating Left/Right/None options &amp; their stacking order.</text:p>
      <text:p text:style-name="P1"/>
      <text:p text:style-name="P1">The float property specifies <text:s/>how an element should float</text:p>
      <text:p text:style-name="P1"/>
      <text:p text:style-name="P1"><text:bookmark text:name=":15f.co"/>Float:<text:line-break/>The float property defines whether a box should float to the left, right, or not at all.<text:line-break/>Values:left | right | none |inherit.<text:line-break/>Applies to:All elements<text:line-break/>Initial value:none.<text:line-break/>Inherited:No.<text:line-break/>left:<text:line-break/>The element generates a block box that is floated to the left. Content flows on the right side of the box, starting at the top.<text:line-break/>Right:<text:line-break/>Similar to 'left', except the box is floated to the right, and content flows on the left side of the box, starting at the top.<text:line-break/>none:<text:line-break/>The box is not floated.<text:line-break/>inherit:<text:line-break/>Takes the same specified value as the property for the element's parent.<text:line-break/><text:line-break/><text:line-break/>float:left<text:line-break/>Example:<text:line-break/>&lt;style&gt;<text:line-break/>p{<text:line-break/>width: 100px;<text:line-break/>height: 100px;<text:line-break/>float: left;<text:line-break/>}<text:line-break/>p#red{<text:line-break/>background-color: red;<text:line-break/>}<text:line-break/>p#blue{<text:line-break/>background-color: blue;<text:line-break/>}<text:line-break/>p#green{<text:line-break/>background-color: green;<text:line-break/>}<text:line-break/>&lt;/style&gt;<text:line-break/><text:soft-page-break/>&lt;body&gt;<text:line-break/>&lt;p id="red"&gt;This is a paragraph&lt;/p&gt;<text:line-break/>&lt;p id="blue"&gt;This is a paragraph&lt;/p&gt;<text:line-break/>&lt;p id="green"&gt;This is a paragraph&lt;/p&gt;<text:line-break/>&lt;/body&gt;<text:line-break/>float:right<text:line-break/>Example:<text:line-break/>&lt;style&gt;<text:line-break/>p{<text:line-break/>width: 100px;<text:line-break/>height: 100px;<text:line-break/>float: right;<text:line-break/>}<text:line-break/>p#red{<text:line-break/>background-color: red;<text:line-break/>}<text:line-break/>p#blue{<text:line-break/>background-color: blue;<text:line-break/>}<text:line-break/>p#green{<text:line-break/>background-color: green;<text:line-break/>}<text:line-break/>&lt;/style&gt;<text:line-break/>&lt;body&gt;<text:line-break/>&lt;p id="red"&gt;This is a paragraph&lt;/p&gt;<text:line-break/>&lt;p id="blue"&gt;This is a paragraph&lt;/p&gt;<text:line-break/>&lt;p id="green"&gt;This is a paragraph&lt;/p&gt;<text:line-break/>&lt;/body&gt;<text:line-break/>float:none<text:line-break/>Example:<text:line-break/>&lt;style&gt;<text:line-break/>p{<text:line-break/>width: 100px;<text:line-break/>height: 100px;<text:line-break/>float: none;<text:line-break/>}<text:line-break/>p#red{<text:line-break/>background-color: red;<text:line-break/>}<text:line-break/>p#blue{<text:line-break/>background-color: blue;<text:line-break/>}<text:line-break/>p#green{<text:line-break/><text:soft-page-break/>background-color: green;<text:line-break/>}<text:line-break/>&lt;/style&gt;<text:line-break/>&lt;body&gt;<text:line-break/>&lt;p id="red"&gt;This is a paragraph&lt;/p&gt;<text:line-break/>&lt;p id="blue"&gt;This is a paragraph&lt;/p&gt;<text:line-break/>&lt;p id="green"&gt;This is a paragraph&lt;/p&gt;<text:line-break/>&lt;/body&gt;<text:line-break/>float:inherit<text:line-break/>Example:<text:line-break/>&lt;style&gt;<text:line-break/>span {<text:line-break/>color: blue;<text:line-break/>border: 1px solid black;<text:line-break/>}<text:line-break/>.extra span {<text:line-break/>color: inherit;<text:line-break/>}<text:line-break/>&lt;/style&gt;<text:line-break/>&lt;body&gt;<text:line-break/>&lt;div&gt;<text:line-break/>Here is &lt;span&gt;a span element&lt;/span&gt; which is blue, as span elements are set to be.<text:line-break/>&lt;/div&gt;<text:line-break/>&lt;/body&gt;<text:line-break/><text:line-break/>Float stacking order:<text:line-break/>The z-index property specifies the stack order of an element.<text:line-break/>Note: z-index only works on positioned elements like:<text:line-break/>1.position:absolute<text:line-break/>2. position:relative<text:line-break/>3.position:fixed<text:line-break/>Example:<text:line-break/>Demo:<text:line-break/>&lt;style&gt;<text:line-break/>div.relative {<text:line-break/>position: relative;<text:line-break/>width: 400px;<text:line-break/>height: 200px;</text:p>
      <text:p text:style-name="P3">2.Float clearing methods</text:p>
      <text:p text:style-name="P2">Techniques for clearing floats:</text:p>
      <text:p text:style-name="P2">1.The empty div method</text:p>
      <text:p text:style-name="P2"><text:soft-page-break/>Syntax:</text:p>
      <text:p text:style-name="P2">&lt;div style =”clear:both;”&gt;&lt;/div&gt;</text:p>
      <text:p text:style-name="P4">&lt;style&gt;</text:p>
      <text:p text:style-name="P4">img {</text:p>
      <text:p text:style-name="P4"><text:s text:c="4"/>float: left;</text:p>
      <text:p text:style-name="P4">}</text:p>
      <text:p text:style-name="P4">p.clear {</text:p>
      <text:p text:style-name="P4"><text:s text:c="4"/>clear: both;</text:p>
      <text:p text:style-name="P4">}</text:p>
      <text:p text:style-name="P4">&lt;/style&gt;</text:p>
      <text:p text:style-name="P5">&lt;body&gt;</text:p>
      <text:p text:style-name="P5">&lt;img src="our-team.png" width="100" height="132" &gt;</text:p>
      <text:p text:style-name="P5">&lt;p&gt;This is some text. This is some text. This is some text. This is some text. This is some text. This is some text.&lt;/p&gt;</text:p>
      <text:p text:style-name="P5">&lt;p class="clear"&gt;This is also some text. This is also some text. This is also some text. This is also some text. This is also some text. This is also some text.&lt;/p&gt;</text:p>
      <text:p text:style-name="P5">&lt;hr&gt;</text:p>
      <text:p text:style-name="P5">&lt;/body&gt;</text:p>
      <text:p text:style-name="P1">The clear CSS property specifies whether an element can be next to floating elements that precede it or must be moved down (cleared) below them.</text:p>
      <text:p text:style-name="P7">2.Clearfix</text:p>
      <text:p text:style-name="Text_20_body"><text:span text:style-name="T2">If an element is taller than the element containing it, and it is floated, it will "overflow" outside of its container:</text:span><text:line-break/><text:span text:style-name="T3">CSS pseudo selector (</text:span><text:span text:style-name="Teletype"><text:span text:style-name="T3">:after</text:span></text:span><text:span text:style-name="T3">) to clear floats. Rather than setting the overflow on the parent, you apply an additional class like "clearfix" to it. Then apply this CSS:</text:span></text:p>
      <text:p text:style-name="P24">Example:</text:p>
      <text:p text:style-name="P14">.img {</text:p>
      <text:p text:style-name="P14"><text:s text:c="4"/>float: right;</text:p>
      <text:p text:style-name="P14">}</text:p>
      <text:p text:style-name="P14"/>
      <text:p text:style-name="P14">.clearfix:after {</text:p>
      <text:p text:style-name="P14"><text:soft-page-break/><text:s text:c="4"/>content: "";</text:p>
      <text:p text:style-name="P14"><text:s text:c="4"/>clear: both;</text:p>
      <text:p text:style-name="P14"><text:s text:c="4"/>display:table;</text:p>
      <text:p text:style-name="P14">}</text:p>
      <text:p text:style-name="P14">&lt;div class="clearfix"&gt;</text:p>
      <text:p text:style-name="P14"><text:tab/>&lt;img src="our-team.png" width="100" height="130"&gt;Lorem ipsum dolor sit amet, consectetur adipiscing elit. Phasellus imperdiet, nulla et dictum interdum...</text:p>
      <text:p text:style-name="P14">&lt;/div&gt;</text:p>
      <text:p text:style-name="P7">3.Overflow method</text:p>
      <text:p text:style-name="P14">Overflow property is not specifically used for <text:s/>clearing floats be careful when not to hide content.</text:p>
      <text:p text:style-name="P14">If this property is set to auto or hidden on the parent element the parent <text:s/>will expand to contain <text:s/>the floats <text:s/>effectively clearing <text:s/>it for succeeding elements .</text:p>
      <text:p text:style-name="P24">Example:</text:p>
      <text:p text:style-name="P25"><text:s/><text:span text:style-name="T5">&lt;style&gt;</text:span></text:p>
      <text:p text:style-name="P14">.clearfix {</text:p>
      <text:p text:style-name="P14"><text:s text:c="4"/>overflow: auto;</text:p>
      <text:p text:style-name="P14">}</text:p>
      <text:p text:style-name="P14"/>
      <text:p text:style-name="P14">.img {</text:p>
      <text:p text:style-name="P14"><text:s text:c="4"/>float: right;</text:p>
      <text:p text:style-name="P14">}</text:p>
      <text:p text:style-name="P14">&lt;/style&gt;</text:p>
      <text:p text:style-name="P15">&lt;body&gt;</text:p>
      <text:p text:style-name="P15">&lt;div class="clearfix"&gt;</text:p>
      <text:p text:style-name="P15">&lt;img class="img" src="our-team.png" alt="Pineapple" width="170" height="170"&gt;</text:p>
      <text:p text:style-name="P15">Lorem ipsum dolor sit amet, consectetur adipiscing elit. Phasellus imperdiet, nulla et dictum interdum...&lt;/div&gt;</text:p>
      <text:p text:style-name="P15"><text:tab/>&lt;/body&gt;</text:p>
      <text:p text:style-name="P6">3.Inheritance &amp; Specificity</text:p>
      <text:p text:style-name="P1"><text:soft-page-break/>-Nested elements automatically inherit parent styles</text:p>
      <text:p text:style-name="P1">-Selectors can be nested to override parent properties</text:p>
      <text:p text:style-name="P11">CSS inheritance</text:p>
      <text:p text:style-name="P18">Each element in a HTML document <text:s/>is a part of tree and every element except initial &lt;html&gt; element <text:s/>has a parent <text:s/>that encloses it .Whatever styles are applied to the parent element <text:s/>can be applied to the element enclosed <text:s/>in it properties are ones that can be inherited.</text:p>
      <text:p text:style-name="P11">Specificity</text:p>
      <text:p text:style-name="P18">If two CSS selectors <text:s/>apply to the same element <text:s/>the one with higher specificity wil take </text:p>
      <text:p text:style-name="P18">There are four distinct types which define the specificity level of a given selector</text:p>
      <text:p text:style-name="P18">An inline CSS <text:s/>style lives within our HTML document .It is attached directly to the element to be styled </text:p>
      <text:p text:style-name="P18">ID is an identifier for our page and class attributes pseudo -classes .This group includes .classes ,attributes <text:s/>and pseudo classes such as hover and focus</text:p>
      <text:p text:style-name="P26"><text:bookmark text:name=":1dh.co"/><text:span text:style-name="T9">Nested elements automatically inherit parent styles:</text:span><text:span text:style-name="T5"><text:line-break/>Ex:<text:line-break/>&lt;h1&gt;This is a &lt;em&gt;Big&lt;/em&gt;Company&lt;/h1&gt;<text:line-break/>Explanation:<text:line-break/>The em element is a child of the h1 element, and any styles on the h1 that are inherited will be passed on to the em text as well.<text:line-break/></text:span><text:span text:style-name="T9">For example:</text:span><text:span text:style-name="T5"><text:line-break/></text:span><text:span text:style-name="T10"> &lt;style type="text/css"&gt;</text:span></text:p>
      <text:p text:style-name="P26"><text:span text:style-name="T10"><text:s text:c="16"/>h2{</text:span></text:p>
      <text:p text:style-name="P26"><text:span text:style-name="T10"><text:s text:c="20"/>font-size: 3em;</text:span></text:p>
      <text:p text:style-name="P26"><text:span text:style-name="T10"><text:s text:c="20"/>background-color: lightblue;</text:span></text:p>
      <text:p text:style-name="P26"><text:span text:style-name="T10"><text:s text:c="16"/>}</text:span></text:p>
      <text:p text:style-name="P26"><text:span text:style-name="T10"><text:s text:c="14"/></text:span></text:p>
      <text:p text:style-name="P26"><text:span text:style-name="T10"><text:s text:c="2"/><text:tab/><text:tab/><text:tab/>div[class$="test"] {</text:span></text:p>
      <text:p text:style-name="P26"><text:span text:style-name="T10"/></text:p>
      <text:p text:style-name="P26"><text:span text:style-name="T10"><text:tab/><text:tab/><text:tab/>background: #ffff00;</text:span></text:p>
      <text:p text:style-name="P26"><text:span text:style-name="T10"><text:tab/><text:tab/><text:tab/><text:tab/><text:tab/>}</text:span></text:p>
      <text:p text:style-name="P26"><text:span text:style-name="T10"><text:tab/><text:tab/><text:tab/><text:tab/><text:tab/>div&gt;p{</text:span></text:p>
      <text:p text:style-name="P26"><text:span text:style-name="T10"><text:tab/><text:tab/><text:tab/><text:tab/><text:tab/><text:tab/>background-color: green;</text:span></text:p>
      <text:p text:style-name="P26"><text:soft-page-break/><text:span text:style-name="T10"><text:tab/><text:tab/><text:tab/><text:tab/><text:tab/>}</text:span></text:p>
      <text:p text:style-name="P26"><text:span text:style-name="T10"><text:tab/><text:tab/><text:tab/><text:tab/><text:tab/>a[target]{</text:span></text:p>
      <text:p text:style-name="P26"><text:span text:style-name="T10"><text:tab/><text:tab/><text:tab/><text:tab/><text:tab/><text:tab/>background-color: orange;</text:span></text:p>
      <text:p text:style-name="P26"><text:span text:style-name="T10"><text:tab/><text:tab/><text:tab/><text:tab/><text:tab/><text:tab/>font-size: 20px;</text:span></text:p>
      <text:p text:style-name="P26"><text:span text:style-name="T10"><text:tab/><text:tab/><text:tab/><text:tab/><text:tab/>}</text:span></text:p>
      <text:p text:style-name="P26"><text:span text:style-name="T10"/></text:p>
      <text:p text:style-name="P27"><text:span text:style-name="T10"><text:s text:c="12"/>&lt;/style&gt;</text:span></text:p>
      <text:p text:style-name="P27"><text:span text:style-name="T11">&lt;body&gt;</text:span><text:span text:style-name="T5"><text:line-break/></text:span><text:span text:style-name="T11"> &lt;div class="first_test"&gt;Learning HTML and CSS</text:span></text:p>
      <text:p text:style-name="P27"><text:span text:style-name="T11"><text:s text:c="16"/>&lt;p&gt;javascript and jQuery&lt;/p&gt;</text:span></text:p>
      <text:p text:style-name="P27"><text:span text:style-name="T11"><text:s text:c="16"/>&lt;/div&gt;</text:span></text:p>
      <text:p text:style-name="P27"><text:span text:style-name="T11"><text:s text:c="15"/>&lt;a href="#" target="_color"&gt;stackoverflow.org&lt;/a&gt;&lt;/body&gt;</text:span><text:span text:style-name="T5"><text:line-break/><text:line-break/>The priority of a selector inline styles, # of ID selectors, # of class selectors, # of element selectors - Check on the order of priority.<text:line-break/>Order of priority:<text:line-break/>1.Inline styles (Presence of style in document). An inline style lives within your XHTML document. It is attached directly to the element to be styled.<text:line-break/><text:line-break/>2.IDs (# of ID selectors) ID is an identifier for your page elements, such as #div.<text:line-break/>3.Classes, attributes and pseudo-classes (# of class selectors).<text:line-break/>This group includes .classes, [attributes] and pseudo-classes such as :hover, :focus etc.<text:line-break/>4.Elements and pseudo-elements (# of Element (type) selectors).<text:line-break/>Including for instance :before and :after.</text:span><text:span text:style-name="T4"><text:line-break/></text:span></text:p>
      <text:p text:style-name="P18"/>
      <text:p text:style-name="P22"><text:span text:style-name="T1">4.Box sizing:</text:span></text:p>
      <text:p text:style-name="Text_20_body"><text:span text:style-name="T6">The box sizing property defines <text:s/>how width and height <text:s/>of an element are calculated <text:s/>.</text:span><text:span text:style-name="T7">It </text:span><text:span text:style-name="T5"><text:s/>makes CSS layouts work intuitively.</text:span></text:p>
      <text:p text:style-name="P8">Box model</text:p>
      <text:p text:style-name="P1">The width and height of any element on a webpage is governed by the The nuances of the box model can be somewhat complex, but the most important part to understand is how rendered widths and heights are calculated. A combination of several CSS properties forms the actual rendered width and height on the page.</text:p>
      <text:p text:style-name="P21"><text:soft-page-break/></text:p>
      <text:p text:style-name="P1">Each HTML element is represented as a rectangular box, it consists of margins, borders, padding, and the actual content. The default CSS box model used to calculate widths and heights of elements, the width/height of an element gives the width/height of the content of the box, excluding padding and border.</text:p>
      <text:p text:style-name="P16">Used to calculate <text:s/>width and height of the box</text:p>
      <text:p text:style-name="P9">Content area</text:p>
      <text:p text:style-name="Text_20_body"><text:bookmark text:name="content-area"/><text:span text:style-name="T5">Th</text:span><text:span text:style-name="T8">e content area </text:span><text:span text:style-name="T5">, bounded by the content edge, contains the <text:s/></text:span><text:span text:style-name="T8">real </text:span><text:span text:style-name="T5">content of the element, such as text, an image, or a video player. Its dimensions are the </text:span><text:span text:style-name="T8">content width a</text:span><text:span text:style-name="T5">nd th</text:span><text:span text:style-name="T8">e content height</text:span><text:span text:style-name="T5"> It often has a background color or background image.</text:span></text:p>
      <text:p text:style-name="Text_20_body"><text:span text:style-name="T8">If the box sizing property is <text:s/>set to content-box <text:s/>the content area <text:s text:c="2"/>size can be defined <text:s/>with the width <text:s/>min and max width <text:s/>min and max height properties</text:span><text:line-break/></text:p>
      <text:p text:style-name="P9">Padding area:</text:p>
      <text:p text:style-name="P17">The padding area <text:s/>bounded by padding edge <text:s/>extends the content area to include the elements padding</text:p>
      <text:p text:style-name="P17">The thickness of the <text:s/>padding <text:s/>is determined <text:s/>by padding-top ,left and right padding and padding bottom</text:p>
      <text:p text:style-name="P10">Border area:</text:p>
      <text:p text:style-name="P17">The border area <text:s/>bounded by the border edge extends the padding area to include the <text:s/>elements borders</text:p>
      <text:p text:style-name="P17">Its dimensions are <text:s/>border box -width and border box height </text:p>
      <text:p text:style-name="P10">Margin area</text:p>
      <text:p text:style-name="P23">The margin area bounded by margin edge <text:s/>extends border area to include an empty area used to separate the element <text:s/>from its sourrounding elements</text:p>
      <text:p text:style-name="P23">Its dimensions are margin box width and margin box height</text:p>
      <text:p text:style-name="P12">Width:</text:p>
      <text:p text:style-name="P13">Example:</text:p>
      <text:p text:style-name="P19">&lt;style&gt; </text:p>
      <text:p text:style-name="P19">.wrap {</text:p>
      <text:p text:style-name="P19"><text:s text:c="2"/>border: 5px solid blue;</text:p>
      <text:p text:style-name="P19"><text:s text:c="2"/>width: <text:span text:style-name="T12">400px</text:span>;</text:p>
      <text:p text:style-name="P19">}</text:p>
      <text:p text:style-name="P19"><text:soft-page-break/>.box {</text:p>
      <text:p text:style-name="P19"><text:s text:c="2"/>border: 5px solid red;</text:p>
      <text:p text:style-name="P19"><text:s text:c="2"/>width: <text:span text:style-name="T12">300px</text:span>;</text:p>
      <text:p text:style-name="P19"><text:s text:c="2"/>padding: 30px;</text:p>
      <text:p text:style-name="P19"><text:s text:c="2"/>box-sizing: border-box;</text:p>
      <text:p text:style-name="P19">}</text:p>
      <text:p text:style-name="P19">&lt;/style&gt;</text:p>
      <text:p text:style-name="P19">&lt;body&gt;</text:p>
      <text:p text:style-name="P19"><text:tab/>&lt;h2&gt;The box sizing feature&lt;/h2&gt;</text:p>
      <text:p text:style-name="P19"><text:tab/>&lt;h3&gt;It gives the actual width and height are calculated.&lt;/h3&gt;</text:p>
      <text:p text:style-name="P19">&lt;div class="wrap"&gt;</text:p>
      <text:p text:style-name="P19"><text:s text:c="2"/>&lt;div class="box"&gt;</text:p>
      <text:p text:style-name="P19"><text:s text:c="4"/>Not Really 50%. Uncomment box-sizing to see what happens.</text:p>
      <text:p text:style-name="P19"><text:s text:c="2"/>&lt;/div&gt;</text:p>
      <text:p text:style-name="P19">&lt;/div&gt;</text:p>
      <text:p text:style-name="P19"><text:tab/>&lt;/body&gt;</text:p>
      <text:p text:style-name="P19"/>
      <text:p text:style-name="P20">The box:sizing feature <text:s/>gives us ability to alter the width and height are calcul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Rounded A" svg:font-family="'Gotham Rounded A', 'Gotham Rounded B', 'Gotham Rounded', 'Helvetica Neue', Helvetica, Arial, sans-serif, 'Helvetica Neue', Helvetica, Roboto, Arial, sans-serif"/>
    <style:font-face style:name="Open Sans" svg:font-family="'Open Sans', arial, x-locale-body, sans-serif"/>
    <style:font-face style:name="Roboto" svg:font-family="Roboto, sans-serif"/>
    <style:font-face style:name="Ubuntu" svg:font-family="Ubuntu, Tahoma, sans-serif"/>
    <style:font-face style:name="Verdana" svg:font-family="Verdana, sans-serif"/>
    <style:font-face style:name="Whitney SSm A" svg:font-family="'Whitney SSm A', 'Whitney SSm B', Lato, 'Lucida Grande', 'Lucida Sans Unicode', Tahoma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0:27:48.229978376</meta:creation-date>
    <dc:date>2018-08-09T17:18:09.582270990</dc:date>
    <meta:editing-duration>PT29M5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9" meta:paragraph-count="127" meta:word-count="1303" meta:character-count="8590" meta:non-whitespace-character-count="7107"/>
  </office:meta>
</office:document-meta>
</file>